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93d1e" officeooo:paragraph-rsid="00093d1e"/>
    </style:style>
    <style:style style:name="P2" style:family="paragraph" style:parent-style-name="Standard">
      <style:text-properties officeooo:rsid="00093d1e" officeooo:paragraph-rsid="000a3fb8"/>
    </style:style>
    <style:style style:name="P3" style:family="paragraph" style:parent-style-name="Standard">
      <style:text-properties officeooo:rsid="00093d1e" officeooo:paragraph-rsid="000a7d3a"/>
    </style:style>
    <style:style style:name="P4" style:family="paragraph" style:parent-style-name="Standard">
      <style:text-properties officeooo:rsid="00093d1e" officeooo:paragraph-rsid="000ee4e4"/>
    </style:style>
    <style:style style:name="P5" style:family="paragraph" style:parent-style-name="Standard">
      <style:text-properties officeooo:rsid="000ee4e4" officeooo:paragraph-rsid="000ee4e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3fb8" style:font-weight-asian="bold" style:font-weight-complex="bold"/>
    </style:style>
    <style:style style:name="T3" style:family="text">
      <style:text-properties fo:font-weight="bold" officeooo:rsid="000a7d3a" style:font-weight-asian="bold" style:font-weight-complex="bold"/>
    </style:style>
    <style:style style:name="T4" style:family="text">
      <style:text-properties fo:font-weight="bold" officeooo:rsid="000ee4e4" style:font-weight-asian="bold" style:font-weight-complex="bold"/>
    </style:style>
    <style:style style:name="T5" style:family="text">
      <style:text-properties officeooo:rsid="000a7d3a"/>
    </style:style>
    <style:style style:name="T6" style:family="text">
      <style:text-properties officeooo:rsid="000c5315"/>
    </style:style>
    <style:style style:name="T7" style:family="text">
      <style:text-properties officeooo:rsid="000e1e58"/>
    </style:style>
    <style:style style:name="T8" style:family="text">
      <style:text-properties officeooo:rsid="000ee4e4"/>
    </style:style>
    <style:style style:name="T9" style:family="text">
      <style:text-properties officeooo:rsid="001040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t the beginning of the day, pres</text:span><text:span text:style-name="T4">s</text:span><text:span text:style-name="T1"> Record.</text:span> <text:s/>The flashing Stop will change to Record, and then disapear from the screen. <text:s/>We record all day, this ensures nothing gets missed. <text:s/>If during the day you see the flashing Stop, hit Record again. </text:p>
      <text:p text:style-name="P2"><text:span text:style-name="T1"/></text:p>
      <text:p text:style-name="P2"><text:span text:style-name="T1">At the end of the day, hit Record to Stop</text:span>. <text:s/>I am sure you are aware of other systems that use such nonsense. </text:p>
      <text:p text:style-name="P1"/>
      <text:p text:style-name="P1"><text:span text:style-name="T1">Press Cut when a talk is about to start. <text:s text:c="2"/>Press </text:span><text:span text:style-name="T2">C</text:span><text:span text:style-name="T1">ut again once the talk is completely over,</text:span> people are done clapping, when the presenter has unplugged his laptop and is leaving the stage. <text:s text:c="2"/>This cuts the recording into different files so that later we can sort out the talks from the cruft. <text:s text:c="2"/></text:p>
      <text:p text:style-name="P1"/>
      <text:p text:style-name="P3"><text:span text:style-name="T3">Press</text:span><text:span text:style-name="T1"> Fade and then 1 </text:span><text:span text:style-name="T2">or</text:span><text:span text:style-name="T1"> 2 </text:span><text:span text:style-name="T5">to</text:span> switch between the camera and the VGA stream. <text:s text:c="2"/><text:span text:style-name="T5">In general, the presenter is more interesting to look at, switch to VGA when something new appears, leave it up long enough to read it and switch back to the presenter. <text:s text:c="2"/></text:span></text:p>
      <text:p text:style-name="P3"><text:span text:style-name="T3"/></text:p>
      <text:p text:style-name="P4"><text:span text:style-name="T3">P</text:span><text:span text:style-name="T1">ic-in-pic:</text:span> <text:span text:style-name="T6">press P</text:span>, click the B of the source to embed, drag the mouse to select the area where the new picture should appear, <text:span text:style-name="T7">hit Enter</text:span>. <text:s text:c="4"/><text:span text:style-name="T8">No, there is no button to press to swap the two. <text:s/>Yes, it is on the feature request list. <text:s/></text:span></text:p>
      <text:p text:style-name="P4"/>
      <text:p text:style-name="P5"><text:span text:style-name="T1">Manual Fade</text:span>: <text:s/><text:span text:style-name="T9">Click all the buttons: Stream 1's A, Stream 2's B, No Effect, Manual Fade. <text:s/>Now you can move the slider to make a nice mix of the two. <text:s/>This can sometimes let us see the presenter on top of his slides and such. <text:s/>Sometimes not, use your good judgement.</text:span></text:p>
      <text:p text:style-name="P1"/>
      <text:p text:style-name="P1">To restart everything, you can simply kill the xserver. <text:s/><text:span text:style-name="T9">Ctrl-Alt-Backspace. </text:span><text:s/>Be aware that you then need to press 'record' once, as described abov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 Karsten</meta:initial-creator>
    <meta:creation-date>2014-01-29T13:48:53.105593862</meta:creation-date>
    <dc:date>2014-01-29T16:27:25.463536184</dc:date>
    <dc:creator>Carl Karsten</dc:creator>
    <meta:editing-duration>PT2H23M11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7" meta:word-count="284" meta:character-count="1539" meta:non-whitespace-character-count="1230"/>
  </office:meta>
</office:document-meta>
</file>